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25dd41" officeooo:paragraph-rsid="0025dd41"/>
    </style:style>
    <style:style style:name="P20" style:family="paragraph" style:parent-style-name="Standard">
      <style:text-properties officeooo:rsid="0025dd41" officeooo:paragraph-rsid="0025f8c7"/>
    </style:style>
    <style:style style:name="P21" style:family="paragraph" style:parent-style-name="Standard">
      <style:text-properties officeooo:rsid="001b4459" officeooo:paragraph-rsid="0029442d"/>
    </style:style>
    <style:style style:name="P22" style:family="paragraph" style:parent-style-name="Standard">
      <style:text-properties officeooo:rsid="002a6100" officeooo:paragraph-rsid="002a6100"/>
    </style:style>
    <style:style style:name="P23" style:family="paragraph" style:parent-style-name="Standard">
      <style:text-properties officeooo:rsid="0025f8c7" officeooo:paragraph-rsid="0025f8c7"/>
    </style:style>
    <style:style style:name="P24" style:family="paragraph" style:parent-style-name="Standard">
      <style:text-properties officeooo:rsid="002cfabf" officeooo:paragraph-rsid="002cfabf"/>
    </style:style>
    <style:style style:name="P25" style:family="paragraph" style:parent-style-name="Standard">
      <style:text-properties officeooo:rsid="0015e7c0" officeooo:paragraph-rsid="0015e7c0"/>
    </style:style>
    <style:style style:name="P26" style:family="paragraph" style:parent-style-name="Text_20_body">
      <style:text-properties officeooo:rsid="0011d37d" officeooo:paragraph-rsid="0011d37d"/>
    </style:style>
    <style:style style:name="P27" style:family="paragraph" style:parent-style-name="Text_20_body">
      <style:text-properties officeooo:rsid="000cce55" officeooo:paragraph-rsid="001056e1"/>
    </style:style>
    <style:style style:name="P28" style:family="paragraph" style:parent-style-name="Text_20_body">
      <style:text-properties officeooo:rsid="001b4459" officeooo:paragraph-rsid="00212834"/>
    </style:style>
    <style:style style:name="P29" style:family="paragraph" style:parent-style-name="Text_20_body">
      <style:text-properties officeooo:rsid="001b4459" officeooo:paragraph-rsid="001b4459"/>
    </style:style>
    <style:style style:name="P30" style:family="paragraph" style:parent-style-name="Standard" style:list-style-name="L1">
      <style:text-properties officeooo:rsid="000b3d5a" officeooo:paragraph-rsid="000d455a"/>
    </style:style>
    <style:style style:name="P31" style:family="paragraph" style:parent-style-name="Standard" style:list-style-name="L1">
      <style:text-properties officeooo:rsid="00077e94" officeooo:paragraph-rsid="000d455a"/>
    </style:style>
    <style:style style:name="P32" style:family="paragraph" style:parent-style-name="Standard" style:list-style-name="L1">
      <style:text-properties officeooo:rsid="00083e55" officeooo:paragraph-rsid="000d455a"/>
    </style:style>
    <style:style style:name="P33" style:family="paragraph" style:parent-style-name="Standard" style:list-style-name="L4">
      <style:text-properties officeooo:rsid="000cce55" officeooo:paragraph-rsid="000d455a"/>
    </style:style>
    <style:style style:name="P34" style:family="paragraph" style:parent-style-name="Standard" style:list-style-name="L4">
      <style:text-properties officeooo:rsid="000e1568" officeooo:paragraph-rsid="000e5b01"/>
    </style:style>
    <style:style style:name="P35" style:family="paragraph" style:parent-style-name="Standard" style:list-style-name="L4">
      <style:text-properties officeooo:rsid="001056e1" officeooo:paragraph-rsid="000e5b01"/>
    </style:style>
    <style:style style:name="P36" style:family="paragraph" style:parent-style-name="Text_20_body" style:list-style-name="L2">
      <style:text-properties officeooo:rsid="0011d37d" officeooo:paragraph-rsid="0011d37d"/>
    </style:style>
    <style:style style:name="P37" style:family="paragraph" style:parent-style-name="Text_20_body" style:list-style-name="L3">
      <style:text-properties officeooo:rsid="0011d37d" officeooo:paragraph-rsid="0011d37d"/>
    </style:style>
    <style:style style:name="P38" style:family="paragraph" style:parent-style-name="Text_20_body" style:list-style-name="L3">
      <style:text-properties officeooo:rsid="001056e1" officeooo:paragraph-rsid="001056e1"/>
    </style:style>
    <style:style style:name="P39" style:family="paragraph" style:parent-style-name="Text_20_body" style:list-style-name="L3">
      <style:text-properties officeooo:rsid="0010a612" officeooo:paragraph-rsid="0010a612"/>
    </style:style>
    <style:style style:name="P40" style:family="paragraph" style:parent-style-name="Text_20_body" style:list-style-name="L3">
      <style:text-properties officeooo:rsid="001325a3" officeooo:paragraph-rsid="001325a3"/>
    </style:style>
    <style:style style:name="P41" style:family="paragraph" style:parent-style-name="Text_20_body" style:list-style-name="L3">
      <style:text-properties officeooo:rsid="001993cc" officeooo:paragraph-rsid="001993cc"/>
    </style:style>
    <style:style style:name="P42" style:family="paragraph" style:parent-style-name="Text_20_body" style:list-style-name="L3">
      <style:text-properties officeooo:rsid="002e6628" officeooo:paragraph-rsid="002e6628"/>
    </style:style>
    <style:style style:name="P43" style:family="paragraph" style:parent-style-name="Heading_20_1">
      <style:text-properties officeooo:paragraph-rsid="002548e3"/>
    </style:style>
    <style:style style:name="P44" style:family="paragraph" style:parent-style-name="Heading_20_1">
      <style:text-properties officeooo:rsid="001056e1" officeooo:paragraph-rsid="001056e1"/>
    </style:style>
    <style:style style:name="P45" style:family="paragraph" style:parent-style-name="Heading_20_2">
      <style:text-properties officeooo:rsid="002548e3" officeooo:paragraph-rsid="002548e3"/>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b4459"/>
    </style:style>
    <style:style style:name="T8" style:family="text">
      <style:text-properties officeooo:rsid="001c0884"/>
    </style:style>
    <style:style style:name="T9" style:family="text">
      <style:text-properties officeooo:rsid="002132f2"/>
    </style:style>
    <style:style style:name="T10" style:family="text">
      <style:text-properties officeooo:rsid="002548e3"/>
    </style:style>
    <style:style style:name="T11" style:family="text">
      <style:text-properties officeooo:rsid="0025f8c7"/>
    </style:style>
    <style:style style:name="T12" style:family="text">
      <style:text-properties officeooo:rsid="0029442d"/>
    </style:style>
    <style:style style:name="T13" style:family="text">
      <style:text-properties officeooo:rsid="002f75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372801760012763095" text:style-name="L1">
        <text:list-item>
          <text:p text:style-name="P30">Verarbeite Zeichen zu Wörtern / Sätzen (Tokenizer, Satzerkennung)</text:p>
        </text:list-item>
        <text:list-item>
          <text:p text:style-name="P31">Wordersetzung, z.B. für Abkürzungen <text:span text:style-name="T2">erweitern</text:span>, Smileys, Rechtschreibfehler, Füllwörter, Zwischenrufe <text:span text:style-name="T2">abspalten,</text:span></text:p>
        </text:list-item>
        <text:list-item>
          <text:p text:style-name="P31">Erkennung von Satzart (Frage, Aussage, Ausruf, Aufforderung) <text:span text:style-name="T2">und Entfernung der Satzzeichen.</text:span></text:p>
        </text:list-item>
        <text:list-item>
          <text:p text:style-name="P31">Zusammenziehen von Tokens, die als ein Eigenname gelten, zu einem Token (z.B. Vor- und Nachname). Zusammenziehen von Zahlwörtern (einhundert tausend, <text:span text:style-name="T2">Datümern</text:span>)</text:p>
        </text:list-item>
        <text:list-item>
          <text:p text:style-name="P31">Rechtschreibkorrektur</text:p>
        </text:list-item>
        <text:list-item>
          <text:p text:style-name="P31"><text:span text:style-name="T2">Parsing, </text:span>POS-Tagging (tagger + stemmer) und Erzeugung der kanonischen Form</text:p>
        </text:list-item>
        <text:list-item>
          <text:p text:style-name="P31">Bestimmung der Zeitform und Prüfung ob nicht doch eine Frage ohne Fragezeichen vorliegt.</text:p>
        </text:list-item>
        <text:list-item>
          <text:p text:style-name="P32">Zuordnung von Konzepten aus der Ontologie zu den einzelnen Wörtern oder ganzen Teilen des Satzes. Zuordnung von Idiomen zu Teilen des Satzes.</text:p>
        </text:list-item>
        <text:list-item>
          <text:p text:style-name="P32">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P43" text:outline-level="1">Konzeption <text:span text:style-name="T10">von SimpleBot</text:spa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6">Use case: simples Frontend für Ontologie-Abfrage. Zum Beispiel: „Was ist ein Tisch?“ - „Ein Möbelstück“.</text:p>
      <text:list xml:id="list5545272443811120992" text:style-name="L2">
        <text:list-item>
          <text:p text:style-name="P36">CLI mit readline, speller →<text:span text:style-name="T5"> erledigt</text:span></text:p>
        </text:list-item>
        <text:list-item>
          <text:p text:style-name="P36">einfaches wissensbasiertes Sprachmodell <text:span text:style-name="T6">(CFG) </text:span>basierend auf <text:span text:style-name="T6">flex</text:span>, <text:span text:style-name="T6">bison </text:span>etc. →<text:span text:style-name="T7"> erledigt</text:span></text:p>
        </text:list-item>
        <text:list-item>
          <text:p text:style-name="P36">Simple Ontologie in Prolog</text:p>
        </text:list-item>
      </text:list>
      <text:p text:style-name="P28"><text:soft-page-break/>Wie übergebe ich meine Zeichenkette an den Parser? Bisher liest er von stdin…-→<text:span text:style-name="T8"> In meiner SimpleBot-Prozedur kann ich die Prozedur <text:s/>yy_scan_string(const char *str) aufrufen, die einen NUL-begrenzten String als Eingabe erwartet. Danach nutzt yylex() diesen Buffer. Am Ende muss man das entsprechende Handle wieder löschen mit yy_delete_buffer(). Siehe </text:span><text:a xlink:type="simple" xlink:href="http://flex.sourceforge.net/manual/Multiple-Input-Buffers.html" text:style-name="Internet_20_link" text:visited-style-name="Visited_20_Internet_20_Link"><text:span text:style-name="T8">http://flex.sourceforge.net/manual/Multiple-Input-Buffers.html</text:span></text:a><text:span text:style-name="T8"> </text:span></text:p>
      <text:p text:style-name="P29">Wie verknüpfe ich die Tokens mit den Worten aus der Originaleingabe? --→<text:span text:style-name="T9"> es fehlten die Datentyp-Definitionen für yylval-Union, die Zuweisung von yytext und die Typdefinition der Tokens. Sobald yylval gefüllt ist, kann darauf auch mit $1...n zugegriffen werden.</text:span></text:p>
      <text:p text:style-name="P21">Nutzung von %type &lt;str&gt; für Nicht-Terminale</text:p>
      <text:h text:style-name="Heading_20_2" text:outline-level="2">Grammatik</text:h>
      <text:p text:style-name="P25">Eine simple kontextfreie Grammatik des Deutschen <text:span text:style-name="T12">steht in src/grammatik/exp1.y. Der dazugehörige Scanner ist in src/grammatik/lexp1.l</text:span></text:p>
      <text:h text:style-name="P45" text:outline-level="2">ToDo</text:h>
      <text:p text:style-name="Standard">Bison:</text:p>
      <text:p text:style-name="Standard">Einbau von $$ als Symbol des Wertes auf der linken <text:span text:style-name="T10">S</text:span>eite der <text:span text:style-name="T10">R</text:span>egel </text:p>
      <text:p text:style-name="Standard"/>
      <text:p text:style-name="Standard">Flex:</text:p>
      <text:p text:style-name="Standard">Positon mit auswerten, siehe <text:a xlink:type="simple" xlink:href="http://www.informatik.uni-bremen.de/agbs/lehre/ss04/uegen/folien-syn-gesteu.pdf" text:style-name="Internet_20_link" text:visited-style-name="Visited_20_Internet_20_Link">http://www.informatik.uni-bremen.de/agbs/lehre/ss04/uegen/folien-syn-gesteu.pdf</text:a> <text:span text:style-name="T10">(</text:span>@$, yylloc<text:span text:style-name="T10">) – brauche ich das für so eine simple Grammatik?</text:span></text:p>
      <text:p text:style-name="Standard"/>
      <text:p text:style-name="P20"><text:span text:style-name="T11">SimpleBot</text:span>:</text:p>
      <text:p text:style-name="P22">Intern das Pasing nur auf Großschreibung durchführen.</text:p>
      <text:p text:style-name="P23">Datenstruktur für Parser-Ergebnis entwickeln und befüllen lassen</text:p>
      <text:p text:style-name="P24">Kommandozeilenoption einbauen, so dass ein Satz direkt von stdin gelesen wird.</text:p>
      <text:p text:style-name="P19"/>
      <text:p text:style-name="P24">Test:</text:p>
      <text:p text:style-name="P24">Automatische Testfälle schreiben</text:p>
      <text:p text:style-name="Standard"/>
      <text:p text:style-name="Standard"/>
      <text:h text:style-name="P44" text:outline-level="1">Prinzipien</text:h>
      <text:list xml:id="list5750439155842538198" text:style-name="L3">
        <text:list-item>
          <text:p text:style-name="P38">Sprachverarbeitung als ein nicht-linearer, datengetriebener Prozess.</text:p>
        </text:list-item>
        <text:list-item>
          <text:p text:style-name="P39">Analyse muss alle Ebenen miteinbeziehen <text:s/>(Zeichenebene, Morphologieebene, Wortformebene, Phrasenebene, Satzebene, Gesprächskontext,…)</text:p>
        </text:list-item>
        <text:list-item>
          <text:p text:style-name="P37">Jede Äußerung ist Teil des gemeinsamen Wissens, d.h. der Bot muss sich selbst und den User verstehen und muss wissen, was bereits besprochen wurde.</text:p>
        </text:list-item>
        <text:list-item>
          <text:p text:style-name="P40">Die Erzeugung der Antwort findet nicht mittels mustergesteuerter Regeln und fix vorgegeben starren Textbausteinen statt, sondern ist ein dynamischer Prozess auf Basis des Wissen des Bots, d.h. der Bot „versteht“ seine Antwort. <text:span text:style-name="T13">Es soll keine sprachliche Äußerung hart kodiert werden.</text:span></text:p>
        </text:list-item>
        <text:list-item>
          <text:p text:style-name="P41">Idealerweise gibt eine integrierte Wissensbasis / Ontologie, anhand der der gesamte <text:soft-page-break/>Verstehensprozess des Bots abläuft (auch die NLP-Pipeline). D..h. eine DB für Rechtschreibung, Parsing, Inferenzen, Spracherzeugung. Ansonsten passen die Modelle der verschiedenen Stufen der NLP-Pipeline nicht zusammen.</text:p>
        </text:list-item>
        <text:list-item>
          <text:p text:style-name="P42">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
      <text:p text:style-name="P27"/>
      <text:h text:style-name="Heading_20_1" text:outline-level="1">Offene Punkte <text:span text:style-name="T3">in ChatScript</text:span></text:h>
      <text:p text:style-name="P14"/>
      <text:list xml:id="list6098378474766272525" text:style-name="L4">
        <text:list-item>
          <text:p text:style-name="P33"><text:span text:style-name="T4">O</text:span>ntology, concept sets, world data, canonical forms for German need to be created</text:p>
        </text:list-item>
        <text:list-item>
          <text:p text:style-name="P33"><text:span text:style-name="T4">C</text:span>ontractions, interjections, noise, substitutes, abbreviations, etc. need to be created</text:p>
        </text:list-item>
        <text:list-item>
          <text:p text:style-name="P33">German is a highly inflected language and ChatScript was designed around English, a weakly inflected language. There might be some surprises down the road.</text:p>
        </text:list-item>
        <text:list-item>
          <text:p text:style-name="P33">Recognition of proper names, dates, numbers etc. needs to be adapted. The format is language-specific.</text:p>
        </text:list-item>
        <text:list-item>
          <text:p text:style-name="P33">German has a much more flexible word order than English - maybe a good POS tagger can cope with that. But it might create difficulties if you try to create rules for that.</text:p>
        </text:list-item>
        <text:list-item>
          <text:p text:style-name="P34">Integration of a „Theory of Mind“ that models the beliefs, intentions, attitudes of the partner. A first step in that direction would be to integrate the chatbot output into the knowledge base of the chatbot itself.</text:p>
        </text:list-item>
        <text:list-item>
          <text:p text:style-name="P35">Disambiguation as an elementary step towards understanding has to be scripted.</text:p>
        </text:list-item>
      </text:list>
      <text:p text:style-name="P8"/>
      <text:p text:style-name="P1"/>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ext:soft-page-break/>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soft-page-break/><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0-11T23:05:51.749681494</dc:date>
    <dc:creator>Jörg Strebel</dc:creator>
    <meta:editing-duration>PT5H4M17S</meta:editing-duration>
    <meta:editing-cycles>41</meta:editing-cycles>
    <meta:document-statistic meta:table-count="0" meta:image-count="0" meta:object-count="0" meta:page-count="5" meta:paragraph-count="81" meta:word-count="1532" meta:character-count="10318" meta:non-whitespace-character-count="8828"/>
  </office:meta>
</office:document-meta>
</file>